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WIRE">
      <style:graphic-properties draw:textarea-vertical-align="middle"/>
    </style:style>
    <style:style style:name="gr2" style:family="graphic" style:parent-style-name="PCB">
      <style:graphic-properties draw:textarea-vertical-align="middle" draw:auto-grow-height="false" fo:min-height="4.83cm" fo:min-width="8.39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29cm" fo:min-width="4.58cm"/>
    </style:style>
    <style:style style:name="gr4" style:family="graphic" style:parent-style-name="_33_F_20_WIRE">
      <style:graphic-properties draw:textarea-vertical-align="middle"/>
    </style:style>
    <style:style style:name="gr5" style:family="graphic" style:parent-style-name="DEVICE">
      <style:graphic-properties draw:textarea-vertical-align="middle" draw:auto-grow-height="false" fo:min-height="0.29cm" fo:min-width="0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32cm"/>
    </style:style>
    <style:style style:name="gr7" style:family="graphic" style:parent-style-name="DEVICE">
      <style:graphic-properties draw:textarea-vertical-align="middle" draw:auto-grow-height="false" fo:min-height="1.546cm" fo:min-width="1.2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153cm"/>
    </style:style>
    <style:style style:name="gr10" style:family="graphic" style:parent-style-name="DEVICE">
      <style:graphic-properties draw:textarea-vertical-align="middle" draw:auto-grow-height="false" fo:min-height="0.512cm" fo:min-width="2.04cm"/>
    </style:style>
    <style:style style:name="gr11" style:family="graphic" style:parent-style-name="PCB">
      <style:graphic-properties draw:textarea-vertical-align="middle" draw:auto-grow-height="false" fo:min-height="1.528cm" fo:min-width="4.58cm"/>
    </style:style>
    <style:style style:name="gr12" style:family="graphic" style:parent-style-name="Sensor">
      <style:graphic-properties draw:textarea-vertical-align="middle" draw:auto-grow-height="false" fo:min-height="0.131cm" fo:min-width="2.675cm"/>
    </style:style>
    <style:style style:name="gr13" style:family="graphic" style:parent-style-name="BUS">
      <style:graphic-properties draw:textarea-vertical-align="middle"/>
    </style:style>
    <style:style style:name="gr14" style:family="graphic" style:parent-style-name="Sensor">
      <style:graphic-properties draw:textarea-vertical-align="middle" draw:auto-grow-height="false" fo:min-height="1.02cm" fo:min-width="2.675cm"/>
    </style:style>
    <style:style style:name="gr15" style:family="graphic" style:parent-style-name="Sensor">
      <style:graphic-properties draw:textarea-vertical-align="middle" draw:auto-grow-height="false" fo:min-height="1.02cm" fo:min-width="2.548cm"/>
    </style:style>
    <style:style style:name="gr16" style:family="graphic" style:parent-style-name="DEVICE">
      <style:graphic-properties draw:textarea-vertical-align="middle" draw:auto-grow-height="false" fo:min-height="1.274cm" fo:min-width="2.802cm"/>
    </style:style>
    <style:style style:name="gr17" style:family="graphic" style:parent-style-name="DEVICE">
      <style:graphic-properties draw:textarea-vertical-align="middle" draw:auto-grow-height="false" fo:min-height="0.648cm" fo:min-width="0.398cm"/>
    </style:style>
    <style:style style:name="gr18" style:family="graphic" style:parent-style-name="Sensor">
      <style:graphic-properties draw:auto-grow-height="true" draw:auto-grow-width="false" fo:min-height="0.319cm" fo:min-width="0cm"/>
    </style:style>
    <style:style style:name="gr19" style:family="graphic" style:parent-style-name="Sensor">
      <style:graphic-properties draw:auto-grow-height="true" draw:auto-grow-width="false" fo:min-height="0.319cm" fo:min-width="3.583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1.905cm" svg:x1="14.843cm" svg:y1="25.13cm" svg:x2="20.049cm" svg:y2="12.43cm" draw:start-shape="id1" draw:start-glue-point="0" draw:end-shape="id2" draw:end-glue-point="9" svg:d="M14843 25130v-4445h5206v-8255" svg:viewBox="0 0 5207 12701">
          <text:p/>
        </draw:connector>
        <draw:custom-shape draw:style-name="gr2" draw:text-style-name="P1" xml:id="id2" draw:id="id2" draw:layer="layout" svg:width="8.89cm" svg:height="5.08cm" svg:x="12.43cm" svg:y="7.35cm">
          <draw:glue-point draw:id="4" svg:x="-2.142cm" svg:y="-5cm"/>
          <draw:glue-point draw:id="5" svg:x="3.571cm" svg:y="-5cm"/>
          <draw:glue-point draw:id="6" svg:x="2.142cm" svg:y="-5cm"/>
          <draw:glue-point draw:id="7" svg:x="0.714cm" svg:y="-5cm"/>
          <draw:glue-point draw:id="8" svg:x="-2.142cm" svg:y="5cm"/>
          <draw:glue-point draw:id="9" svg:x="3.571cm" svg:y="5cm"/>
          <draw:glue-point draw:id="10" svg:x="2.142cm" svg:y="5cm"/>
          <draw:glue-point draw:id="11" svg:x="0.714cm" svg:y="5cm"/>
          <draw:glue-point draw:id="12" svg:x="1.428cm" svg:y="5cm"/>
          <draw:glue-point draw:id="13" svg:x="2.857cm" svg:y="5cm"/>
          <draw:glue-point draw:id="14" svg:x="-3.571cm" svg:y="-5cm"/>
          <draw:glue-point draw:id="15" svg:x="-3.571cm" svg:y="5cm"/>
          <draw:glue-point draw:id="16" svg:x="4.285cm" svg:y="5cm"/>
          <draw:glue-point draw:id="17" svg:x="5cm" svg:y="-2.5cm"/>
          <text:p text:style-name="P1">main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08cm" svg:height="2.54cm" svg:x="6.08cm" svg:y="8.62cm">
          <draw:glue-point draw:id="4" svg:x="0cm" svg:y="-5cm"/>
          <draw:glue-point draw:id="5" svg:x="0cm" svg:y="5cm"/>
          <draw:glue-point draw:id="6" svg:x="-5cm" svg:y="2.5cm"/>
          <draw:glue-point draw:id="7" svg:x="-5cm" svg:y="-2.5cm"/>
          <text:p text:style-name="P1">PWM SS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3.701cm" svg:y1="7.35cm" svg:x2="8.62cm" svg:y2="8.62cm" draw:start-shape="id2" draw:start-glue-point="14" draw:end-shape="id3" draw:end-glue-point="4" svg:d="M13701 7350v-501h-5081v1771" svg:viewBox="0 0 5082 1772">
          <text:p/>
        </draw:connector>
        <draw:connector draw:style-name="gr4" draw:text-style-name="P1" draw:layer="layout" svg:x1="8.62cm" svg:y1="11.16cm" svg:x2="13.701cm" svg:y2="12.43cm" draw:start-shape="id3" draw:start-glue-point="5" draw:end-shape="id2" draw:end-glue-point="15" svg:d="M8620 11160v1771h5081v-501" svg:viewBox="0 0 5082 1772">
          <text:p/>
        </draw:connector>
        <draw:connector draw:style-name="gr1" draw:text-style-name="P1" draw:layer="layout" draw:line-skew="-0.134cm -0.769cm" svg:x1="6.08cm" svg:y1="9.255cm" svg:x2="18.779cm" svg:y2="7.35cm" draw:start-shape="id3" draw:start-glue-point="7" draw:end-shape="id2" draw:end-glue-point="6" svg:d="M6080 9255h-635v-3175h13334v1270" svg:viewBox="0 0 13335 3176">
          <text:p/>
        </draw:connector>
        <draw:connector draw:style-name="gr1" draw:text-style-name="P1" draw:layer="layout" draw:line-skew="-0.769cm -1.404cm" svg:x1="6.08cm" svg:y1="10.525cm" svg:x2="20.049cm" svg:y2="7.35cm" draw:start-shape="id3" draw:start-glue-point="6" draw:end-shape="id2" draw:end-glue-point="5" svg:d="M6080 10525h-1270v-5080h15239v1905" svg:viewBox="0 0 15240 5081">
          <text:p/>
        </draw:connector>
        <draw:connector draw:style-name="gr4" draw:text-style-name="P1" draw:layer="layout" svg:x1="14.971cm" svg:y1="7.35cm" svg:x2="3.921cm" svg:y2="3.54cm" draw:start-shape="id2" draw:start-glue-point="4" draw:end-shape="id4" draw:end-glue-point="10" svg:d="M14971 7350v-3810h-11050" svg:viewBox="0 0 11051 3811">
          <text:p/>
        </draw:connector>
        <draw:custom-shape draw:style-name="gr5" draw:text-style-name="P1" xml:id="id4" draw:id="id4" draw:layer="layout" svg:width="0.762cm" svg:height="0.762cm" svg:x="3.15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658cm" svg:height="0.806cm" svg:x="1.628cm" svg:y="3.159cm">
          <draw:text-box>
            <text:p>400V</text:p>
          </draw:text-box>
        </draw:frame>
        <draw:custom-shape draw:style-name="gr7" draw:text-style-name="P1" xml:id="id5" draw:id="id5" draw:layer="layout" svg:width="2.54cm" svg:height="2.54cm" svg:x="13.7cm" svg:y="17.51cm">
          <text:p text:style-name="P1">Compr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971cm" svg:y1="12.43cm" svg:x2="14.97cm" svg:y2="17.51cm" draw:start-shape="id2" draw:start-glue-point="8" draw:end-shape="id5" draw:end-glue-point="4" svg:d="M14971 12430v2540h-1v2540" svg:viewBox="0 0 2 5081">
          <text:p/>
        </draw:connector>
        <draw:frame draw:style-name="gr8" draw:text-style-name="P3" draw:layer="layout" svg:width="3.601cm" svg:height="0.806cm" svg:x="4.81cm" svg:y="4.429cm">
          <draw:text-box>
            <text:p>0-5V soft start</text:p>
          </draw:text-box>
        </draw:frame>
        <draw:frame draw:style-name="gr9" draw:text-style-name="P3" draw:layer="layout" svg:width="1.658cm" svg:height="0.806cm" svg:x="5.443cm" svg:y="6.08cm">
          <draw:text-box>
            <text:p>230V</text:p>
          </draw:text-box>
        </draw:frame>
        <draw:custom-shape draw:style-name="gr10" draw:text-style-name="P1" xml:id="id6" draw:id="id6" draw:layer="layout" svg:width="2.54cm" svg:height="0.762cm" svg:x="16.24cm" svg:y="3.54cm"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09cm" svg:y1="7.35cm" svg:x2="17.51cm" svg:y2="4.302cm" draw:start-shape="id2" draw:start-glue-point="7" draw:end-shape="id6" draw:end-glue-point="2" svg:d="M17509 7350v-1524h1v-1524" svg:viewBox="0 0 2 3049">
          <text:p/>
        </draw:connector>
        <draw:custom-shape draw:style-name="gr11" draw:text-style-name="P1" xml:id="id7" draw:id="id7" draw:layer="layout" svg:width="5.08cm" svg:height="1.778cm" svg:x="20.05cm" svg:y="21.32cm">
          <draw:glue-point draw:id="4" svg:x="-2.5cm" svg:y="5cm"/>
          <draw:glue-point draw:id="5" svg:x="1.25cm" svg:y="5.005cm"/>
          <draw:glue-point draw:id="6" svg:x="2.5cm" svg:y="5cm"/>
          <draw:glue-point draw:id="7" svg:x="3.75cm" svg:y="5cm"/>
          <draw:glue-point draw:id="8" svg:x="-4cm" svg:y="5cm"/>
          <draw:glue-point draw:id="9" svg:x="-1.25cm" svg:y="5cm"/>
          <draw:glue-point draw:id="10" svg:x="0cm" svg:y="5cm"/>
          <text:p text:style-name="P1">Analog Sensors</text:p>
          <text:p text:style-name="P1">Hot Sid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3.175cm" svg:height="0.381cm" svg:x="25.13cm" svg:y="24.495cm">
          <text:p text:style-name="P1">Water Output Temp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3.175cm" svg:height="0.381cm" svg:x="25.13cm" svg:y="25.003cm">
          <text:p text:style-name="P1">Water Input Temp</text:p>
          <draw:enhanced-geometry svg:viewBox="0 0 21600 21600" draw:type="rectangle" draw:enhanced-path="M 0 0 L 21600 0 21600 21600 0 21600 0 0 Z N"/>
        </draw:custom-shape>
        <draw:custom-shape draw:style-name="gr12" draw:text-style-name="P1" xml:id="id12" draw:id="id12" draw:layer="layout" svg:width="3.175cm" svg:height="0.381cm" svg:x="25.13cm" svg:y="25.511cm">
          <text:p text:style-name="P1">Refrigerant Pressur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3.175cm" svg:height="0.381cm" svg:x="25.13cm" svg:y="26.019cm">
          <text:p text:style-name="P1">Water Pressur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4" draw:id="id14" draw:layer="layout" svg:width="3.175cm" svg:height="0.381cm" svg:x="25.13cm" svg:y="26.527cm">
          <text:p text:style-name="P1">Water Flow</text:p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3.175cm" svg:height="0.381cm" svg:x="25.13cm" svg:y="23.987cm">
          <text:p text:style-name="P1">Refrigerant Input Temp</text:p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3.175cm" svg:height="0.381cm" svg:x="25.13cm" svg:y="23.479cm">
          <text:p text:style-name="P1">Refrigerant Output Temp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4.495cm" svg:y1="23.098cm" svg:x2="25.13cm" svg:y2="23.669cm" draw:start-shape="id7" draw:start-glue-point="7" draw:end-shape="id8" draw:end-glue-point="3" svg:d="M24495 23098v571h635" svg:viewBox="0 0 636 572">
          <text:p/>
        </draw:connector>
        <draw:connector draw:style-name="gr1" draw:text-style-name="P1" draw:layer="layout" svg:x1="23.86cm" svg:y1="23.098cm" svg:x2="25.13cm" svg:y2="24.177cm" draw:start-shape="id7" draw:start-glue-point="6" draw:end-shape="id9" draw:end-glue-point="3" svg:d="M23860 23098v1079h1270" svg:viewBox="0 0 1271 1080">
          <text:p/>
        </draw:connector>
        <draw:connector draw:style-name="gr1" draw:text-style-name="P1" draw:layer="layout" svg:x1="23.225cm" svg:y1="23.098cm" svg:x2="25.13cm" svg:y2="24.685cm" draw:start-shape="id7" draw:start-glue-point="5" draw:end-shape="id10" draw:end-glue-point="3" svg:d="M23225 23098v1587h1905" svg:viewBox="0 0 1906 1588">
          <text:p/>
        </draw:connector>
        <draw:connector draw:style-name="gr1" draw:text-style-name="P1" draw:layer="layout" svg:x1="22.59cm" svg:y1="23.098cm" svg:x2="25.13cm" svg:y2="25.193cm" draw:start-shape="id7" draw:start-glue-point="10" draw:end-shape="id11" draw:end-glue-point="3" svg:d="M22590 23098v2095h2540" svg:viewBox="0 0 2541 2096">
          <text:p/>
        </draw:connector>
        <draw:connector draw:style-name="gr1" draw:text-style-name="P1" draw:layer="layout" svg:x1="21.955cm" svg:y1="23.098cm" svg:x2="25.13cm" svg:y2="25.701cm" draw:start-shape="id7" draw:start-glue-point="9" draw:end-shape="id12" draw:end-glue-point="3" svg:d="M21955 23098v2603h3175" svg:viewBox="0 0 3176 2604">
          <text:p/>
        </draw:connector>
        <draw:connector draw:style-name="gr1" draw:text-style-name="P1" draw:layer="layout" svg:x1="21.32cm" svg:y1="23.098cm" svg:x2="25.13cm" svg:y2="26.209cm" draw:start-shape="id7" draw:start-glue-point="4" draw:end-shape="id13" draw:end-glue-point="3" svg:d="M21320 23098v3111h3810" svg:viewBox="0 0 3811 3112">
          <text:p/>
        </draw:connector>
        <draw:connector draw:style-name="gr1" draw:text-style-name="P1" draw:layer="layout" svg:x1="20.558cm" svg:y1="23.098cm" svg:x2="25.13cm" svg:y2="26.717cm" draw:start-shape="id7" draw:start-glue-point="8" draw:end-shape="id14" draw:end-glue-point="3" svg:d="M20558 23098v3619h4572" svg:viewBox="0 0 4573 3620">
          <text:p/>
        </draw:connector>
        <draw:custom-shape draw:style-name="gr11" draw:text-style-name="P1" xml:id="id15" draw:id="id15" draw:layer="layout" svg:width="5.08cm" svg:height="1.778cm" svg:x="4.81cm" svg:y="21.32cm">
          <draw:glue-point draw:id="4" svg:x="-2.5cm" svg:y="5cm"/>
          <draw:glue-point draw:id="5" svg:x="1.25cm" svg:y="5.005cm"/>
          <draw:glue-point draw:id="6" svg:x="2.5cm" svg:y="5cm"/>
          <draw:glue-point draw:id="7" svg:x="3.75cm" svg:y="5cm"/>
          <draw:glue-point draw:id="8" svg:x="-4cm" svg:y="5cm"/>
          <draw:glue-point draw:id="9" svg:x="-1.25cm" svg:y="5cm"/>
          <draw:glue-point draw:id="10" svg:x="0cm" svg:y="5cm"/>
          <text:p text:style-name="P1">Analog Sensors</text:p>
          <text:p text:style-name="P1">Cold Side</text:p>
          <draw:enhanced-geometry svg:viewBox="0 0 21600 21600" draw:type="rectangle" draw:enhanced-path="M 0 0 L 21600 0 21600 21600 0 21600 0 0 Z N"/>
        </draw:custom-shape>
        <draw:custom-shape draw:style-name="gr12" draw:text-style-name="P1" xml:id="id20" draw:id="id20" draw:layer="layout" svg:width="3.175cm" svg:height="0.381cm" svg:x="1.635cm" svg:y="24.495cm">
          <text:p text:style-name="P1">Water Output Temp</text:p>
          <draw:enhanced-geometry svg:viewBox="0 0 21600 21600" draw:type="rectangle" draw:enhanced-path="M 0 0 L 21600 0 21600 21600 0 21600 0 0 Z N"/>
        </draw:custom-shape>
        <draw:custom-shape draw:style-name="gr12" draw:text-style-name="P1" xml:id="id19" draw:id="id19" draw:layer="layout" svg:width="3.175cm" svg:height="0.381cm" svg:x="1.635cm" svg:y="25.003cm">
          <text:p text:style-name="P1">Water Input Temp</text:p>
          <draw:enhanced-geometry svg:viewBox="0 0 21600 21600" draw:type="rectangle" draw:enhanced-path="M 0 0 L 21600 0 21600 21600 0 21600 0 0 Z N"/>
        </draw:custom-shape>
        <draw:custom-shape draw:style-name="gr12" draw:text-style-name="P1" xml:id="id18" draw:id="id18" draw:layer="layout" svg:width="3.175cm" svg:height="0.381cm" svg:x="1.635cm" svg:y="25.511cm">
          <text:p text:style-name="P1">Refrigerant Pressur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7" draw:id="id17" draw:layer="layout" svg:width="3.175cm" svg:height="0.381cm" svg:x="1.635cm" svg:y="26.019cm">
          <text:p text:style-name="P1">Water Pressur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6" draw:id="id16" draw:layer="layout" svg:width="3.175cm" svg:height="0.381cm" svg:x="1.635cm" svg:y="26.527cm">
          <text:p text:style-name="P1">Water Flow</text:p>
          <draw:enhanced-geometry svg:viewBox="0 0 21600 21600" draw:type="rectangle" draw:enhanced-path="M 0 0 L 21600 0 21600 21600 0 21600 0 0 Z N"/>
        </draw:custom-shape>
        <draw:custom-shape draw:style-name="gr12" draw:text-style-name="P1" xml:id="id21" draw:id="id21" draw:layer="layout" svg:width="3.175cm" svg:height="0.381cm" svg:x="1.635cm" svg:y="23.987cm">
          <text:p text:style-name="P1">Refrigerant Input Temp</text:p>
          <draw:enhanced-geometry svg:viewBox="0 0 21600 21600" draw:type="rectangle" draw:enhanced-path="M 0 0 L 21600 0 21600 21600 0 21600 0 0 Z N"/>
        </draw:custom-shape>
        <draw:custom-shape draw:style-name="gr12" draw:text-style-name="P1" xml:id="id22" draw:id="id22" draw:layer="layout" svg:width="3.175cm" svg:height="0.381cm" svg:x="1.635cm" svg:y="23.479cm">
          <text:p text:style-name="P1">Refrigerant Output Temp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255cm" svg:y1="23.098cm" svg:x2="4.81cm" svg:y2="26.717cm" draw:start-shape="id15" draw:start-glue-point="7" draw:end-shape="id16" draw:end-glue-point="1" svg:d="M9255 23098v3619h-4445" svg:viewBox="0 0 4446 3620">
          <text:p/>
        </draw:connector>
        <draw:connector draw:style-name="gr1" draw:text-style-name="P1" draw:layer="layout" svg:x1="8.62cm" svg:y1="23.098cm" svg:x2="4.81cm" svg:y2="26.209cm" draw:start-shape="id15" draw:start-glue-point="6" draw:end-shape="id17" draw:end-glue-point="1" svg:d="M8620 23098v3111h-3810" svg:viewBox="0 0 3811 3112">
          <text:p/>
        </draw:connector>
        <draw:connector draw:style-name="gr1" draw:text-style-name="P1" draw:layer="layout" svg:x1="7.985cm" svg:y1="23.098cm" svg:x2="4.81cm" svg:y2="25.701cm" draw:start-shape="id15" draw:start-glue-point="5" draw:end-shape="id18" draw:end-glue-point="1" svg:d="M7985 23098v2603h-3175" svg:viewBox="0 0 3176 2604">
          <text:p/>
        </draw:connector>
        <draw:connector draw:style-name="gr1" draw:text-style-name="P1" draw:layer="layout" svg:x1="7.35cm" svg:y1="23.098cm" svg:x2="4.81cm" svg:y2="25.193cm" draw:start-shape="id15" draw:start-glue-point="10" draw:end-shape="id19" draw:end-glue-point="1" svg:d="M7350 23098v2095h-2540" svg:viewBox="0 0 2541 2096">
          <text:p/>
        </draw:connector>
        <draw:connector draw:style-name="gr1" draw:text-style-name="P1" draw:layer="layout" svg:x1="6.715cm" svg:y1="23.098cm" svg:x2="4.81cm" svg:y2="24.685cm" draw:start-shape="id15" draw:start-glue-point="9" draw:end-shape="id20" draw:end-glue-point="1" svg:d="M6715 23098v1587h-1905" svg:viewBox="0 0 1906 1588">
          <text:p/>
        </draw:connector>
        <draw:connector draw:style-name="gr1" draw:text-style-name="P1" draw:layer="layout" svg:x1="6.08cm" svg:y1="23.098cm" svg:x2="4.81cm" svg:y2="24.177cm" draw:start-shape="id15" draw:start-glue-point="4" draw:end-shape="id21" draw:end-glue-point="1" svg:d="M6080 23098v1079h-1270" svg:viewBox="0 0 1271 1080">
          <text:p/>
        </draw:connector>
        <draw:connector draw:style-name="gr1" draw:text-style-name="P1" draw:layer="layout" svg:x1="5.318cm" svg:y1="23.098cm" svg:x2="4.81cm" svg:y2="23.669cm" draw:start-shape="id15" draw:start-glue-point="8" draw:end-shape="id22" draw:end-glue-point="1" svg:d="M5318 23098v571h-508" svg:viewBox="0 0 509 572">
          <text:p/>
        </draw:connector>
        <draw:connector draw:style-name="gr13" draw:text-style-name="P1" draw:layer="layout" svg:x1="20.684cm" svg:y1="12.43cm" svg:x2="25.13cm" svg:y2="22.209cm" draw:start-shape="id2" draw:start-glue-point="16" draw:end-shape="id7" draw:end-glue-point="1" svg:d="M20684 12430v4445h4947v5334h-501" svg:viewBox="0 0 4948 9780">
          <text:p/>
        </draw:connector>
        <draw:connector draw:style-name="gr13" draw:text-style-name="P1" draw:layer="layout" svg:x1="9.89cm" svg:y1="22.209cm" svg:x2="20.05cm" svg:y2="22.209cm" draw:start-shape="id15" draw:start-glue-point="1" draw:end-shape="id7" draw:end-glue-point="3" svg:d="M9890 22209h10160" svg:viewBox="0 0 10161 1">
          <text:p/>
        </draw:connector>
        <draw:custom-shape draw:style-name="gr14" draw:text-style-name="P1" xml:id="id23" draw:id="id23" draw:layer="layout" svg:width="3.175cm" svg:height="1.27cm" svg:x="10.525cm" svg:y="16.24cm">
          <text:p text:style-name="P1">Low Pressure Switch</text:p>
          <draw:enhanced-geometry svg:viewBox="0 0 21600 21600" draw:type="rectangle" draw:enhanced-path="M 0 0 L 21600 0 21600 21600 0 21600 0 0 Z N"/>
        </draw:custom-shape>
        <draw:custom-shape draw:style-name="gr15" draw:text-style-name="P1" xml:id="id24" draw:id="id24" draw:layer="layout" svg:width="3.048cm" svg:height="1.27cm" svg:x="16.24cm" svg:y="16.24cm">
          <text:p text:style-name="P1">High Pressure Switch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0.635cm" svg:x1="12.112cm" svg:y1="16.24cm" svg:x2="18.779cm" svg:y2="12.43cm" draw:start-shape="id23" draw:start-glue-point="0" draw:end-shape="id2" draw:end-glue-point="10" svg:d="M12112 16240v-1270h6667v-2540" svg:viewBox="0 0 6668 3811">
          <text:p/>
        </draw:connector>
        <draw:connector draw:style-name="gr1" draw:text-style-name="P1" draw:layer="layout" draw:line-skew="1.27cm" svg:x1="17.764cm" svg:y1="16.24cm" svg:x2="19.414cm" svg:y2="12.43cm" draw:start-shape="id24" draw:start-glue-point="0" draw:end-shape="id2" draw:end-glue-point="13" svg:d="M17764 16240v-635h1650v-3175" svg:viewBox="0 0 1651 3811">
          <text:p/>
        </draw:connector>
        <draw:custom-shape draw:style-name="gr16" draw:text-style-name="P1" xml:id="id1" draw:id="id1" draw:layer="layout" svg:width="3.302cm" svg:height="1.524cm" svg:x="13.192cm" svg:y="25.13cm">
          <text:p text:style-name="P1">EEV</text:p>
          <draw:enhanced-geometry svg:viewBox="0 0 21600 21600" draw:type="rectangle" draw:enhanced-path="M 0 0 L 21600 0 21600 21600 0 21600 0 0 Z N"/>
        </draw:custom-shape>
        <draw:custom-shape draw:style-name="gr17" draw:text-style-name="P1" xml:id="id25" draw:id="id25" draw:layer="layout" svg:width="1.27cm" svg:height="1.27cm" svg:x="5.445cm" svg:y="17.89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6" draw:id="id26" draw:layer="layout" svg:width="1.27cm" svg:height="1.27cm" svg:x="7.985cm" svg:y="17.89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-1.461cm" svg:x1="6.08cm" svg:y1="17.891cm" svg:x2="17.509cm" svg:y2="12.43cm" draw:start-shape="id25" draw:start-glue-point="4" draw:end-shape="id2" draw:end-glue-point="11" svg:d="M6080 17891v-4191h11429v-1270" svg:viewBox="0 0 11430 5462">
          <text:p/>
        </draw:connector>
        <draw:connector draw:style-name="gr1" draw:text-style-name="P1" draw:layer="layout" draw:line-skew="-0.826cm" svg:x1="8.62cm" svg:y1="17.891cm" svg:x2="18.144cm" svg:y2="12.43cm" draw:start-shape="id26" draw:start-glue-point="4" draw:end-shape="id2" draw:end-glue-point="12" svg:d="M8620 17891v-3556h9524v-1905" svg:viewBox="0 0 9525 5462">
          <text:p/>
        </draw:connector>
        <draw:frame draw:style-name="gr18" draw:text-style-name="P1" draw:layer="layout" svg:width="2.667cm" svg:height="0.569cm" svg:x="7.477cm" svg:y="19.227cm">
          <draw:text-box>
            <text:p text:style-name="P1">Hot Side Pump</text:p>
          </draw:text-box>
        </draw:frame>
        <draw:frame draw:style-name="gr19" draw:text-style-name="P1" draw:layer="layout" svg:width="2.667cm" svg:height="0.569cm" svg:x="4.683cm" svg:y="19.227cm">
          <draw:text-box>
            <text:p text:style-name="P1">Cold Side Pump</text:p>
          </draw:text-box>
        </draw:frame>
        <draw:connector draw:style-name="gr1" draw:text-style-name="P1" draw:layer="layout" draw:line-skew="0.635cm" svg:x1="21.32cm" svg:y1="8.62cm" svg:x2="22.59cm" svg:y2="3.54cm" draw:start-shape="id2" draw:start-glue-point="17" draw:end-shape="id27" draw:end-glue-point="2" svg:d="M21320 8620h1270v-5080" svg:viewBox="0 0 1271 5081">
          <text:p/>
        </draw:connector>
        <draw:line draw:style-name="gr20" draw:text-style-name="P4" xml:id="id27" draw:id="id27" draw:layer="layout" svg:x1="22.59cm" svg:y1="3.54cm" svg:x2="22.59cm" svg:y2="1.889cm">
          <text:p/>
        </draw:line>
        <draw:line draw:style-name="gr20" draw:text-style-name="P4" draw:layer="layout" svg:x1="22.59cm" svg:y1="3.544cm" svg:x2="21.964cm" svg:y2="2.016cm">
          <text:p/>
        </draw:line>
        <draw:line draw:style-name="gr20" draw:text-style-name="P4" draw:layer="layout" svg:x1="23.225cm" svg:y1="2.013cm" svg:x2="22.599cm" svg:y2="3.541cm">
          <text:p/>
        </draw:line>
        <draw:frame draw:style-name="gr21" draw:text-style-name="P3" draw:layer="layout" svg:width="1.488cm" svg:height="0.806cm" svg:x="22.844cm" svg:y="3.623cm">
          <draw:text-box>
            <text:p>WiF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6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IRE" style:family="graphic" style:parent-style-name="standard">
      <style:graphic-properties draw:stroke-dash="Dashed_20__28_var_29__20_4" svg:stroke-width="0.051cm" svg:stroke-color="#111111" draw:marker-start-width="0.279cm" draw:marker-end-width="0.279cm" draw:fill-gradient-name="Gradient_20_2" draw:fill-hatch-name="Hatching_20_1" draw:fill-image-name="Bitmap_20_1"/>
    </style:style>
    <style:style style:name="_33_F_20_WIRE" style:display-name="3F WIRE" style:family="graphic" style:parent-style-name="WIRE">
      <style:graphic-properties draw:stroke-dash="Dashed_20__28_var_29__20_4" svg:stroke-width="0.203cm" svg:stroke-color="#ff0000" draw:marker-start-width="0.508cm" draw:marker-end-width="0.508cm"/>
    </style:style>
    <style:style style:name="Sensor" style:family="graphic" style:parent-style-name="standard">
      <style:graphic-properties svg:stroke-color="#111111" draw:fill-color="#ffffff" draw:fill-image-width="0cm" draw:fill-image-height="0cm" draw:shadow-offset-x="0.203cm" draw:shadow-offset-y="0.203cm"/>
      <style:text-properties fo:font-size="8pt"/>
    </style:style>
    <style:style style:name="BUS" style:family="graphic" style:parent-style-name="WIRE">
      <style:graphic-properties svg:stroke-width="0.356cm" svg:stroke-color="#b2b2b2" draw:marker-start-width="0.737cm" draw:marker-end-width="0.737cm"/>
    </style:style>
    <style:style style:name="PCB" style:family="graphic" style:parent-style-name="standard">
      <style:graphic-properties draw:fill-color="#00cc33"/>
    </style:style>
    <style:style style:name="DEVICE" style:family="graphic" style:parent-style-name="standard">
      <style:graphic-properties draw:fill-color="#ff3300"/>
    </style:style>
  </office:styles>
  <office:automatic-styles>
    <style:page-layout style:name="PM0">
      <style:page-layout-properties fo:margin-top="1cm" fo:margin-bottom="1cm" fo:margin-left="1cm" fo:margin-right="1cm" fo:page-width="29.69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30:49.828277904</meta:creation-date>
    <meta:generator>LibreOffice/5.1.6.2$Linux_X86_64 LibreOffice_project/10m0$Build-2</meta:generator>
    <dc:date>2019-05-08T16:44:26.052448013</dc:date>
    <meta:editing-duration>PT40M53S</meta:editing-duration>
    <meta:editing-cycles>11</meta:editing-cycles>
    <meta:document-statistic meta:object-count="64"/>
  </office:meta>
</office:document-meta>
</file>